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31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32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33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34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35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3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3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38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3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40" style:family="paragraph" style:parent-style-name="Heading_20_3">
      <style:paragraph-properties fo:keep-with-next="always"/>
      <style:text-properties officeooo:paragraph-rsid="000da58f"/>
    </style:style>
    <style:style style:name="P41" style:family="paragraph" style:parent-style-name="Heading_20_3">
      <style:paragraph-properties fo:keep-with-next="always"/>
      <style:text-properties officeooo:paragraph-rsid="00325fb5"/>
    </style:style>
    <style:style style:name="P42" style:family="paragraph" style:parent-style-name="Heading_20_4">
      <style:text-properties fo:language="sv" fo:country="SE"/>
    </style:style>
    <style:style style:name="P43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44" style:family="paragraph" style:parent-style-name="Preformatted_20_Text" style:list-style-name="L18">
      <style:text-properties officeooo:paragraph-rsid="0041ed2d"/>
    </style:style>
    <style:style style:name="P45" style:family="paragraph" style:parent-style-name="Standard" style:list-style-name="L21">
      <style:text-properties officeooo:paragraph-rsid="00593b2e"/>
    </style:style>
    <style:style style:name="P46" style:family="paragraph" style:parent-style-name="Standard" style:list-style-name="L22">
      <style:text-properties officeooo:paragraph-rsid="00593b2e"/>
    </style:style>
    <style:style style:name="P47" style:family="paragraph" style:parent-style-name="Standard" style:list-style-name="L23">
      <style:text-properties officeooo:paragraph-rsid="00593b2e"/>
    </style:style>
    <style:style style:name="P48" style:family="paragraph" style:parent-style-name="Standard" style:list-style-name="L24">
      <style:text-properties officeooo:paragraph-rsid="005d5fa6"/>
    </style:style>
    <style:style style:name="P49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50" style:family="paragraph" style:parent-style-name="Standard" style:list-style-name="L25">
      <style:text-properties officeooo:paragraph-rsid="006133d4"/>
    </style:style>
    <style:style style:name="P51" style:family="paragraph" style:parent-style-name="Standard" style:list-style-name="L25">
      <style:text-properties officeooo:paragraph-rsid="0061a9f5"/>
    </style:style>
    <style:style style:name="P52" style:family="paragraph" style:parent-style-name="Standard" style:list-style-name="L25">
      <style:text-properties officeooo:paragraph-rsid="00622899"/>
    </style:style>
    <style:style style:name="P53" style:family="paragraph" style:parent-style-name="Standard" style:list-style-name="L26">
      <style:text-properties officeooo:paragraph-rsid="0061a9f5"/>
    </style:style>
    <style:style style:name="P54" style:family="paragraph" style:parent-style-name="Standard" style:list-style-name="L26">
      <style:text-properties officeooo:paragraph-rsid="006333cb"/>
    </style:style>
    <style:style style:name="P55" style:family="paragraph" style:parent-style-name="Standard" style:list-style-name="L27">
      <style:text-properties officeooo:paragraph-rsid="006333cb"/>
    </style:style>
    <style:style style:name="P56" style:family="paragraph" style:parent-style-name="Standard" style:list-style-name="L30">
      <style:text-properties officeooo:paragraph-rsid="006a48fb"/>
    </style:style>
    <style:style style:name="P57" style:family="paragraph" style:parent-style-name="Standard" style:list-style-name="L31">
      <style:text-properties officeooo:paragraph-rsid="006a48fb"/>
    </style:style>
    <style:style style:name="P58" style:family="paragraph" style:parent-style-name="Standard" style:list-style-name="L31">
      <style:text-properties officeooo:paragraph-rsid="006b6f74"/>
    </style:style>
    <style:style style:name="P59" style:family="paragraph" style:parent-style-name="Standard" style:list-style-name="L32">
      <style:text-properties officeooo:paragraph-rsid="006a48fb"/>
    </style:style>
    <style:style style:name="P60" style:family="paragraph" style:parent-style-name="Standard" style:list-style-name="L32">
      <style:text-properties officeooo:paragraph-rsid="006fc1ba"/>
    </style:style>
    <style:style style:name="P61" style:family="paragraph" style:parent-style-name="Standard" style:list-style-name="L33">
      <style:text-properties officeooo:paragraph-rsid="006a48fb"/>
    </style:style>
    <style:style style:name="P62" style:family="paragraph" style:parent-style-name="Standard" style:list-style-name="L33">
      <style:text-properties officeooo:paragraph-rsid="006fe1fd"/>
    </style:style>
    <style:style style:name="P63" style:family="paragraph" style:parent-style-name="Standard" style:list-style-name="L33">
      <style:text-properties officeooo:paragraph-rsid="0071c3d6"/>
    </style:style>
    <style:style style:name="P64" style:family="paragraph" style:parent-style-name="Standard" style:list-style-name="L34">
      <style:text-properties officeooo:paragraph-rsid="007650ab"/>
    </style:style>
    <style:style style:name="P65" style:family="paragraph" style:parent-style-name="Standard" style:list-style-name="L34">
      <style:text-properties officeooo:paragraph-rsid="0078399e"/>
    </style:style>
    <style:style style:name="P66" style:family="paragraph" style:parent-style-name="Standard">
      <style:text-properties officeooo:paragraph-rsid="00790592"/>
    </style:style>
    <style:style style:name="P67" style:family="paragraph" style:parent-style-name="Standard" style:list-style-name="L36">
      <style:text-properties officeooo:paragraph-rsid="00790592"/>
    </style:style>
    <style:style style:name="P68" style:family="paragraph" style:parent-style-name="Text_20_body" style:list-style-name="L1">
      <style:text-properties fo:language="sv" fo:country="SE" officeooo:rsid="000197f9" officeooo:paragraph-rsid="000197f9"/>
    </style:style>
    <style:style style:name="P69" style:family="paragraph" style:parent-style-name="Text_20_body" style:list-style-name="L2">
      <style:text-properties fo:language="sv" fo:country="SE" officeooo:rsid="000197f9" officeooo:paragraph-rsid="000197f9"/>
    </style:style>
    <style:style style:name="P70" style:family="paragraph" style:parent-style-name="Text_20_body" style:list-style-name="L2">
      <style:text-properties fo:language="sv" fo:country="SE" officeooo:rsid="00054b59" officeooo:paragraph-rsid="00054b59"/>
    </style:style>
    <style:style style:name="P71" style:family="paragraph" style:parent-style-name="Text_20_body" style:list-style-name="L3">
      <style:text-properties fo:language="sv" fo:country="SE" officeooo:rsid="000dd1ec" officeooo:paragraph-rsid="000dd1ec"/>
    </style:style>
    <style:style style:name="P72" style:family="paragraph" style:parent-style-name="Text_20_body" style:list-style-name="L4">
      <style:text-properties fo:language="sv" fo:country="SE" officeooo:rsid="00128a69" officeooo:paragraph-rsid="00128a69"/>
    </style:style>
    <style:style style:name="P73" style:family="paragraph" style:parent-style-name="Text_20_body" style:list-style-name="L4">
      <style:text-properties fo:language="sv" fo:country="SE" officeooo:rsid="001488b7" officeooo:paragraph-rsid="001488b7"/>
    </style:style>
    <style:style style:name="P74" style:family="paragraph" style:parent-style-name="Text_20_body" style:list-style-name="L4">
      <style:text-properties fo:language="sv" fo:country="SE" officeooo:rsid="001652b0" officeooo:paragraph-rsid="001652b0"/>
    </style:style>
    <style:style style:name="P75" style:family="paragraph" style:parent-style-name="Text_20_body" style:list-style-name="L5">
      <style:text-properties fo:language="sv" fo:country="SE" officeooo:rsid="001a9efe" officeooo:paragraph-rsid="001a9efe"/>
    </style:style>
    <style:style style:name="P76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77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78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79" style:family="paragraph" style:parent-style-name="Text_20_body" style:list-style-name="L7">
      <style:text-properties fo:language="sv" fo:country="SE" officeooo:rsid="00209d62" officeooo:paragraph-rsid="00209d62"/>
    </style:style>
    <style:style style:name="P80" style:family="paragraph" style:parent-style-name="Text_20_body" style:list-style-name="L7">
      <style:text-properties fo:language="sv" fo:country="SE" officeooo:rsid="00226eb4" officeooo:paragraph-rsid="00226eb4"/>
    </style:style>
    <style:style style:name="P81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82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83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84" style:family="paragraph" style:parent-style-name="Text_20_body" style:list-style-name="L6">
      <style:text-properties officeooo:paragraph-rsid="001b7b66"/>
    </style:style>
    <style:style style:name="P85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86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87" style:family="paragraph" style:parent-style-name="Text_20_body" style:list-style-name="L9">
      <style:text-properties officeooo:paragraph-rsid="00254517"/>
    </style:style>
    <style:style style:name="P88" style:family="paragraph" style:parent-style-name="Text_20_body" style:list-style-name="L9">
      <style:text-properties officeooo:paragraph-rsid="002bb42b"/>
    </style:style>
    <style:style style:name="P89" style:family="paragraph" style:parent-style-name="Text_20_body" style:list-style-name="L9">
      <style:text-properties officeooo:paragraph-rsid="002c9237"/>
    </style:style>
    <style:style style:name="P90" style:family="paragraph" style:parent-style-name="Text_20_body" style:list-style-name="L10">
      <style:text-properties officeooo:paragraph-rsid="002e0431"/>
    </style:style>
    <style:style style:name="P91" style:family="paragraph" style:parent-style-name="Text_20_body" style:list-style-name="L10">
      <style:text-properties officeooo:paragraph-rsid="0031bfd0"/>
    </style:style>
    <style:style style:name="P92" style:family="paragraph" style:parent-style-name="Text_20_body" style:list-style-name="L11">
      <style:text-properties officeooo:paragraph-rsid="00320f27"/>
    </style:style>
    <style:style style:name="P93" style:family="paragraph" style:parent-style-name="Text_20_body" style:list-style-name="L12">
      <style:text-properties officeooo:paragraph-rsid="002e0431"/>
    </style:style>
    <style:style style:name="P94" style:family="paragraph" style:parent-style-name="Text_20_body" style:list-style-name="L12">
      <style:text-properties officeooo:paragraph-rsid="0034002f"/>
    </style:style>
    <style:style style:name="P95" style:family="paragraph" style:parent-style-name="Text_20_body" style:list-style-name="L12">
      <style:text-properties officeooo:paragraph-rsid="0034c1da"/>
    </style:style>
    <style:style style:name="P96" style:family="paragraph" style:parent-style-name="Text_20_body" style:list-style-name="L13">
      <style:text-properties officeooo:paragraph-rsid="0037aa7e"/>
    </style:style>
    <style:style style:name="P97" style:family="paragraph" style:parent-style-name="Text_20_body" style:list-style-name="L13">
      <style:text-properties officeooo:paragraph-rsid="0037dfee"/>
    </style:style>
    <style:style style:name="P98" style:family="paragraph" style:parent-style-name="Text_20_body" style:list-style-name="L13">
      <style:text-properties officeooo:paragraph-rsid="003a113f"/>
    </style:style>
    <style:style style:name="P99" style:family="paragraph" style:parent-style-name="Text_20_body" style:list-style-name="L14">
      <style:text-properties officeooo:paragraph-rsid="003e07f7"/>
    </style:style>
    <style:style style:name="P100" style:family="paragraph" style:parent-style-name="Text_20_body" style:list-style-name="L14">
      <style:text-properties officeooo:paragraph-rsid="00409ecd"/>
    </style:style>
    <style:style style:name="P101" style:family="paragraph" style:parent-style-name="Text_20_body" style:list-style-name="L15">
      <style:text-properties officeooo:paragraph-rsid="0040df44"/>
    </style:style>
    <style:style style:name="P102" style:family="paragraph" style:parent-style-name="Text_20_body" style:list-style-name="L15">
      <style:text-properties officeooo:paragraph-rsid="0041ed2d"/>
    </style:style>
    <style:style style:name="P103" style:family="paragraph" style:parent-style-name="Text_20_body" style:list-style-name="L15">
      <style:text-properties officeooo:paragraph-rsid="004fdc8e"/>
    </style:style>
    <style:style style:name="P104" style:family="paragraph" style:parent-style-name="Text_20_body" style:list-style-name="L16">
      <style:text-properties officeooo:paragraph-rsid="0041ed2d"/>
    </style:style>
    <style:style style:name="P105" style:family="paragraph" style:parent-style-name="Text_20_body" style:list-style-name="L17">
      <style:text-properties officeooo:paragraph-rsid="004d5bb7"/>
    </style:style>
    <style:style style:name="P106" style:family="paragraph" style:parent-style-name="Text_20_body" style:list-style-name="L17">
      <style:text-properties officeooo:paragraph-rsid="004f0bb4"/>
    </style:style>
    <style:style style:name="P107" style:family="paragraph" style:parent-style-name="Text_20_body" style:list-style-name="L18">
      <style:text-properties officeooo:paragraph-rsid="0041ed2d"/>
    </style:style>
    <style:style style:name="P108" style:family="paragraph" style:parent-style-name="Text_20_body" style:list-style-name="L18">
      <style:text-properties officeooo:paragraph-rsid="00531210"/>
    </style:style>
    <style:style style:name="P109" style:family="paragraph" style:parent-style-name="Text_20_body" style:list-style-name="L18">
      <style:text-properties officeooo:paragraph-rsid="005452ee"/>
    </style:style>
    <style:style style:name="P110" style:family="paragraph" style:parent-style-name="Text_20_body" style:list-style-name="L18">
      <style:text-properties officeooo:paragraph-rsid="0055c4c9"/>
    </style:style>
    <style:style style:name="P111" style:family="paragraph" style:parent-style-name="Text_20_body" style:list-style-name="L19">
      <style:text-properties officeooo:paragraph-rsid="0055c4c9"/>
    </style:style>
    <style:style style:name="P112" style:family="paragraph" style:parent-style-name="Text_20_body" style:list-style-name="L20">
      <style:text-properties officeooo:paragraph-rsid="0057f816"/>
    </style:style>
    <style:style style:name="P113" style:family="paragraph" style:parent-style-name="Text_20_body" style:list-style-name="L21">
      <style:text-properties officeooo:paragraph-rsid="00593b2e"/>
    </style:style>
    <style:style style:name="P114" style:family="paragraph" style:parent-style-name="Text_20_body" style:list-style-name="L28">
      <style:text-properties officeooo:paragraph-rsid="0065c7c3"/>
    </style:style>
    <style:style style:name="P115" style:family="paragraph" style:parent-style-name="Text_20_body" style:list-style-name="L29">
      <style:text-properties officeooo:paragraph-rsid="0065c7c3"/>
    </style:style>
    <style:style style:name="P116" style:family="paragraph" style:parent-style-name="Text_20_body" style:list-style-name="L29">
      <style:text-properties officeooo:paragraph-rsid="006791c6"/>
    </style:style>
    <style:style style:name="P117" style:family="paragraph" style:parent-style-name="Text_20_body" style:list-style-name="L34">
      <style:text-properties officeooo:paragraph-rsid="00790592"/>
    </style:style>
    <style:style style:name="P118" style:family="paragraph" style:parent-style-name="Text_20_body">
      <style:text-properties officeooo:paragraph-rsid="00790592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27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28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29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0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1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2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33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54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55" style:family="text">
      <style:text-properties style:font-name="Liberation Sans" style:font-name-asian="Noto Sans CJK SC" style:font-name-complex="Noto Sans Devanagari1"/>
    </style:style>
    <style:style style:name="T56" style:family="text">
      <style:text-properties style:font-name="Liberation Sans" officeooo:rsid="002e0431" style:font-name-asian="Noto Sans CJK SC" style:font-name-complex="Noto Sans Devanagari1"/>
    </style:style>
    <style:style style:name="T57" style:family="text">
      <style:text-properties style:font-name="Liberation Sans" officeooo:rsid="00320f27" style:font-name-asian="Noto Sans CJK SC" style:font-name-complex="Noto Sans Devanagari1"/>
    </style:style>
    <style:style style:name="T58" style:family="text">
      <style:text-properties style:font-name="Liberation Sans" officeooo:rsid="00325fb5" style:font-name-asian="Noto Sans CJK SC" style:font-name-complex="Noto Sans Devanagari1"/>
    </style:style>
    <style:style style:name="T59" style:family="text">
      <style:text-properties style:text-line-through-style="solid" style:text-line-through-type="single"/>
    </style:style>
    <style:style style:name="T60" style:family="text">
      <style:text-properties style:text-line-through-style="solid" style:text-line-through-type="single" officeooo:rsid="00234cc1"/>
    </style:style>
    <style:style style:name="T61" style:family="text">
      <style:text-properties officeooo:rsid="00255016"/>
    </style:style>
    <style:style style:name="T62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63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64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65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66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67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68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69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30" text:outline-level="2">Vecka 1</text:h>
      <text:h text:style-name="P31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42" text:outline-level="4">Metodlista</text:h>
      <text:list text:style-name="L1">
        <text:list-item>
          <text:p text:style-name="P68">Drupal som komplett backend</text:p>
        </text:list-item>
        <text:list-item>
          <text:p text:style-name="P68">MySQL/MariaDb som databas med Er-diagram</text:p>
        </text:list-item>
        <text:list-item>
          <text:p text:style-name="P68">Vue som frontend med TypeScript</text:p>
        </text:list-item>
        <text:list-item>
          <text:p text:style-name="P68">CSS-ramverket TailWind för styling efter Figma skisser</text:p>
        </text:list-item>
        <text:list-item>
          <text:p text:style-name="P68">Tillgänglighetsredogörelse, WCAG 2.1 AA nivå</text:p>
        </text:list-item>
      </text:list>
      <text:h text:style-name="P31" text:outline-level="3">Tisdag</text:h>
      <text:list text:style-name="L2">
        <text:list-item>
          <text:p text:style-name="P69">Skrivit och lämnat in en projektspecifikation samt publicerat den I forumet samt lämnat in den.</text:p>
        </text:list-item>
        <text:list-item>
          <text:p text:style-name="P69">Inledande projektföreläsning </text:p>
        </text:list-item>
        <text:list-item>
          <text:p text:style-name="P70">Introduktion I Drupal samt hur deras lokala system kan användas vid Drupal användning.</text:p>
        </text:list-item>
      </text:list>
      <text:h text:style-name="P33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33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33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32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71">JSON:API</text:p>
        </text:list-item>
        <text:list-item>
          <text:p text:style-name="P71">RESTful Web Services APIs</text:p>
        </text:list-item>
        <text:list-item>
          <text:p text:style-name="P81">miniOrange API Authentication (Oauth och JWT kostar)</text:p>
        </text:list-item>
        <text:list-item>
          <text:p text:style-name="P82">Lagt till simple oauth</text:p>
        </text:list-item>
        <text:list-item>
          <text:p text:style-name="P82">Skapat oauth hantering i GUI, skapa användare, styra inställningar mm.</text:p>
        </text:list-item>
        <text:list-item>
          <text:p text:style-name="P82">Skapat en till route med skaffolding och aktiverat den i gui</text:p>
        </text:list-item>
        <text:list-item>
          <text:p text:style-name="P82">Ändrat permissions för användarroller och routes i gui</text:p>
        </text:list-item>
        <text:list-item>
          <text:p text:style-name="P82">Kodat i php med entity queries för att hämta data från en custom content type</text:p>
        </text:list-item>
      </text:list>
      <text:h text:style-name="P32" text:outline-level="3">Tisdag</text:h>
      <text:list text:style-name="L4">
        <text:list-item>
          <text:p text:style-name="P72">Testar moduler för att bara visa eget innehåll. Webbtjänsten kan ha flera ingångar än endast rest och därför behövs ett sätt att säkra hela tjänsten.</text:p>
        </text:list-item>
        <text:list-item>
          <text:p text:style-name="P72">Installerade ”node view permissions. <text:span text:style-name="T6">Utan framsteg</text:span></text:p>
        </text:list-item>
        <text:list-item>
          <text:p text:style-name="P73">Försöker skapa post-anrop</text:p>
        </text:list-item>
        <text:list-item>
          <text:p text:style-name="P73">Funderar på att pausa och börja med frontend till en backend med enbart get</text:p>
        </text:list-item>
        <text:list-item>
          <text:p text:style-name="P74">post fungerar nu till real estate där användare och registreras</text:p>
        </text:list-item>
        <text:list-item>
          <text:p text:style-name="P74">get fungerar till accommodation BÅDA DESSA BEHÖVER ändras så att endast specifik data hämtas.</text:p>
        </text:list-item>
      </text:list>
      <text:h text:style-name="P34" text:outline-level="3">Onsdag</text:h>
      <text:list text:style-name="L5">
        <text:list-item>
          <text:p text:style-name="P75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76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43"><text:span text:style-name="Source_20_Text">npm install -D tailwindcss@latest postcss@latest autoprefixer@latest</text:span></text:p>
        </text:list-item>
        <text:list-item>
          <text:p text:style-name="P84"><text:span text:style-name="T9">tailwind 4 installerades </text:span><text:span text:style-name="Source_20_Text">npm install tailwindcss @tailwindcss/vite</text:span></text:p>
        </text:list-item>
        <text:list-item>
          <text:p text:style-name="P77">tailwind importerades till main.css samt inkluderas i vite.config.ts</text:p>
        </text:list-item>
        <text:list-item>
          <text:p text:style-name="P78">skapat startview (relativt utbyggd), homeview, loginview, aboutview</text:p>
        </text:list-item>
        <text:list-item>
          <text:p text:style-name="P78">komponenter för header, footer</text:p>
        </text:list-item>
      </text:list>
      <text:h text:style-name="P40" text:outline-level="3"><text:soft-page-break/><text:span text:style-name="T10">Torsdag</text:span></text:h>
      <text:list text:style-name="L7">
        <text:list-item>
          <text:p text:style-name="P79">Skapat knapparna BlueButton och OrangeButton som tar in id, text samt en emit vid klick</text:p>
        </text:list-item>
        <text:list-item>
          <text:p text:style-name="P79">Skapat en meny med länkar i headern samt knappar för logga in och logga ut.</text:p>
        </text:list-item>
        <text:list-item>
          <text:p text:style-name="P79">Mobilanpassat menyn</text:p>
        </text:list-item>
        <text:list-item>
          <text:p text:style-name="P80">Skapat ett formulär på inloggningssidan</text:p>
        </text:list-item>
        <text:list-item>
          <text:p text:style-name="P80">installerar axios ’npm install axios’,<text:span text:style-name="T59"> </text:span><text:span text:style-name="T60">npm install process för env</text:span></text:p>
        </text:list-item>
        <text:list-item>
          <text:p text:style-name="P83">Skapat vyer för tillgänglighet och integritet</text:p>
        </text:list-item>
      </text:list>
      <text:h text:style-name="P35" text:outline-level="3">Fredag - <text:span text:style-name="T61">4 April</text:span></text:h>
      <text:list text:style-name="L8">
        <text:list-item>
          <text:p text:style-name="P85">Fixat large container component </text:p>
        </text:list-item>
        <text:list-item>
          <text:p text:style-name="P85">component för textstycken </text:p>
        </text:list-item>
        <text:list-item>
          <text:p text:style-name="P85">skapat vy för home som skriver ut json enligt interface till componenterna</text:p>
        </text:list-item>
        <text:list-item>
          <text:p text:style-name="P86">lagt till env VITE_…..</text:p>
        </text:list-item>
        <text:list-item>
          <text:p text:style-name="P86">Lagat cors i drupal backend. Eftersom att det är multisite behövde filen flyttas.</text:p>
        </text:list-item>
      </text:list>
      <text:p text:style-name="P11"/>
      <text:h text:style-name="P36" text:outline-level="3">Måndag – 7 April</text:h>
      <text:list text:style-name="L9">
        <text:list-item>
          <text:p text:style-name="P87"><text:span text:style-name="Source_20_Text"><text:span text:style-name="T27">npm install vuex@next –save</text:span></text:span></text:p>
        </text:list-item>
        <text:list-item>
          <text:p text:style-name="P87"><text:span text:style-name="Source_20_Text"><text:span text:style-name="T27">tog bort vuex</text:span></text:span></text:p>
        </text:list-item>
        <text:list-item>
          <text:p text:style-name="P87"><text:span text:style-name="Source_20_Text"><text:span text:style-name="T27">skapade hantering för inloggad meny i app.vue</text:span></text:span></text:p>
        </text:list-item>
        <text:list-item>
          <text:p text:style-name="P87"><text:span text:style-name="Source_20_Text"><text:span text:style-name="T27">skapat separata inteface-filer för typer i types/*.types.ts</text:span></text:span></text:p>
        </text:list-item>
        <text:list-item>
          <text:p text:style-name="P87"><text:span text:style-name="Source_20_Text"><text:span text:style-name="T27">skapat separata service-filer för api-anrop för authentisering och separata för att hämta data</text:span></text:span></text:p>
        </text:list-item>
        <text:list-item>
          <text:p text:style-name="P88"><text:span text:style-name="Source_20_Text"><text:span text:style-name="T28">kopplat knappar och vyer samt skapat modal för alla formulär. Formulär ej klara. </text:span></text:span></text:p>
        </text:list-item>
        <text:list-item>
          <text:p text:style-name="P89"><text:span text:style-name="Source_20_Text"><text:span text:style-name="T29">Skapat formulär. All funktionallietet är inte klar ännu.</text:span></text:span></text:p>
        </text:list-item>
      </text:list>
      <text:h text:style-name="P37" text:outline-level="3"><text:span text:style-name="Source_20_Text"><text:span text:style-name="T56">Tis</text:span></text:span><text:span text:style-name="Source_20_Text"><text:span text:style-name="T55">dag – </text:span></text:span><text:span text:style-name="Source_20_Text"><text:span text:style-name="T56">8</text:span></text:span><text:span text:style-name="Source_20_Text"><text:span text:style-name="T55"> April</text:span></text:span></text:h>
      <text:list text:style-name="L10">
        <text:list-item>
          <text:p text:style-name="P90"><text:span text:style-name="Source_20_Text"><text:span text:style-name="T26">Skapat funktionalitet så att endast bostäder till relaterade fastigheter visas. Scroll, v-if, filtrering mm.</text:span></text:span></text:p>
        </text:list-item>
        <text:list-item>
          <text:p text:style-name="P91"><text:span text:style-name="Source_20_Text"><text:span text:style-name="T30">Formulär och post-anrop är klara och fungerar</text:span></text:span></text:p>
        </text:list-item>
      </text:list>
      <text:h text:style-name="P38" text:outline-level="3"><text:span text:style-name="Source_20_Text"><text:span text:style-name="T57">Onsdag</text:span></text:span><text:span text:style-name="Source_20_Text"><text:span text:style-name="T55"> – </text:span></text:span><text:span text:style-name="Source_20_Text"><text:span text:style-name="T57">9</text:span></text:span><text:span text:style-name="Source_20_Text"><text:span text:style-name="T55"> April</text:span></text:span></text:h>
      <text:list text:style-name="L11">
        <text:list-item>
          <text:p text:style-name="P92"><text:span text:style-name="Source_20_Text"><text:span text:style-name="T31">Reviderat projektplanen</text:span></text:span></text:p>
        </text:list-item>
      </text:list>
      <text:h text:style-name="P39" text:outline-level="3"><text:soft-page-break/><text:span text:style-name="Source_20_Text"><text:span text:style-name="T58">Tors</text:span></text:span><text:span text:style-name="Source_20_Text"><text:span text:style-name="T57">dag</text:span></text:span><text:span text:style-name="Source_20_Text"><text:span text:style-name="T55"> – </text:span></text:span><text:span text:style-name="Source_20_Text"><text:span text:style-name="T58">10</text:span></text:span><text:span text:style-name="Source_20_Text"><text:span text:style-name="T55"> April</text:span></text:span></text:h>
      <text:list text:style-name="L12">
        <text:list-item>
          <text:p text:style-name="P93"><text:span text:style-name="Source_20_Text"><text:span text:style-name="T26">Lagat p</text:span></text:span><text:span text:style-name="Source_20_Text"><text:span text:style-name="T33">atch</text:span></text:span><text:span text:style-name="Source_20_Text"><text:span text:style-name="T26"> och delete funktionerna i backend. Var någon typ av deklareringsfel för pat</text:span></text:span><text:span text:style-name="Source_20_Text"><text:span text:style-name="T32">hs</text:span></text:span></text:p>
        </text:list-item>
        <text:list-item>
          <text:p text:style-name="P94"><text:span text:style-name="Source_20_Text"><text:span text:style-name="T33">Patch och delete fungerar nu </text:span></text:span><text:span text:style-name="Source_20_Text"><text:span text:style-name="T34">i fronend</text:span></text:span></text:p>
        </text:list-item>
        <text:list-item>
          <text:p text:style-name="P93"><text:span text:style-name="Source_20_Text"><text:span text:style-name="T26">Specifika användares data returneras nu korrekt. Kontroll ska genomföras för patch och delete också</text:span></text:span></text:p>
        </text:list-item>
        <text:list-item>
          <text:p text:style-name="P95"><text:span text:style-name="Source_20_Text"><text:span text:style-name="T53">Problemet var att ResourceResponse inte ändrar data från tidigare svar. </text:span></text:span><text:span text:style-name="Source_20_Text"><text:span text:style-name="T54">Detta löste problemet för att data ska uppdateras dynamiskt samt användaridentifieringen. Lades även till för delete och post men kanske inte var nödvändigt.</text:span></text:span></text:p>
        </text:list-item>
      </text:list>
      <text:h text:style-name="P41" text:outline-level="3"><text:span text:style-name="Source_20_Text"><text:span text:style-name="T11">Fredag – 11 April</text:span></text:span></text:h>
      <text:list text:style-name="L13">
        <text:list-item>
          <text:p text:style-name="P96"><text:span text:style-name="Source_20_Text"><text:span text:style-name="T35">Skapat Registrering med mail verifiering och återställning med Restful Api samt ändrat inställningar i /admin/config/people/accounts</text:span></text:span></text:p>
        </text:list-item>
        <text:list-item>
          <text:p text:style-name="P97"><text:span text:style-name="Source_20_Text"><text:span text:style-name="T36">Implementera</text:span></text:span><text:span text:style-name="Source_20_Text"><text:span text:style-name="T39">t </text:span></text:span><text:span text:style-name="Source_20_Text"><text:span text:style-name="T36">registrering på </text:span></text:span><text:span text:style-name="Source_20_Text"><text:span text:style-name="T37">VUE</text:span></text:span><text:span text:style-name="Source_20_Text"><text:span text:style-name="T36"> appen. </text:span></text:span><text:span text:style-name="Source_20_Text"><text:span text:style-name="T38">Den verkar fungera och även med error meddelanden</text:span></text:span></text:p>
        </text:list-item>
        <text:list-item>
          <text:p text:style-name="P98"><text:span text:style-name="Source_20_Text"><text:span text:style-name="T38">Lagat så att även hyreshus uppdateras dynamiskt</text:span></text:span></text:p>
        </text:list-item>
      </text:list>
      <text:h text:style-name="P41" text:outline-level="3"><text:span text:style-name="Source_20_Text"><text:span text:style-name="T11">Måndag – 14 April</text:span></text:span></text:h>
      <text:list text:style-name="L14">
        <text:list-item>
          <text:p text:style-name="P99"><text:span text:style-name="Source_20_Text"><text:span text:style-name="T40">Skapat en Custom modul för fakturerings-cron</text:span></text:span></text:p>
        </text:list-item>
        <text:list-item>
          <text:p text:style-name="P100"><text:span text:style-name="Source_20_Text"><text:span text:style-name="T41">Cronmodulen fungerar.</text:span></text:span></text:p>
        </text:list-item>
        <text:list-item>
          <text:p text:style-name="P100"><text:span text:style-name="Source_20_Text"><text:span text:style-name="T41">Skapat en mail som från cronmodulen mailar till alla som har automail aktiverat. Koden är lätt buuggig men fungerar</text:span></text:span></text:p>
        </text:list-item>
      </text:list>
      <text:h text:style-name="P41" text:outline-level="3"><text:span text:style-name="Source_20_Text"><text:span text:style-name="T11">Tisdag – 15 April</text:span></text:span></text:h>
      <text:list xml:id="list3687749089" text:style-name="L15">
        <text:list-item>
          <text:p text:style-name="P101"><text:span text:style-name="Source_20_Text"><text:span text:style-name="T42">Mailfunktionen skickar nu endast mail till de som vill fakturera på just dagens datum</text:span></text:span></text:p>
        </text:list-item>
        <text:list-item>
          <text:p text:style-name="P101"><text:span text:style-name="Source_20_Text"><text:span text:style-name="T42">fastigheter och bostädernas contenttyper är omskrivna och mer anpassade för fakturering</text:span></text:span></text:p>
        </text:list-item>
        <text:list-item>
          <text:p text:style-name="P101"><text:span text:style-name="Source_20_Text"><text:span text:style-name="T42">Anpassningar i formulär och visning i vue har fixats.</text:span></text:span></text:p>
        </text:list-item>
        <text:list-item>
          <text:p text:style-name="P101"><text:span text:style-name="Source_20_Text"><text:span text:style-name="T42">Anpassningar skapade i backend drupal också</text:span></text:span></text:p>
        </text:list-item>
        <text:list-item>
          <text:p text:style-name="P102"><text:span text:style-name="Source_20_Text"><text:span text:style-name="T43">Skapat pdf-fil programmatiskt med mdpf i min mail-modul.</text:span></text:span></text:p>
        </text:list-item>
        <text:list-item>
          <text:p text:style-name="P102"><text:span text:style-name="Source_20_Text"><text:span text:style-name="T43">Bifogar pdf-filen till emailet </text:span></text:span><text:span text:style-name="Source_20_Text"><text:span text:style-name="T44">utan att spara filen på datorn</text:span></text:span></text:p>
        </text:list-item>
        <text:list-item>
          <text:p text:style-name="P103"><text:span text:style-name="Source_20_Text"><text:span text:style-name="T44">composer require 'drupal/serial:^2.1' </text:span></text:span><text:span text:style-name="Source_20_Text"><text:span text:style-name="T45">installerades för ”auto increment” av en enskild contenttyp</text:span></text:span><text:span text:style-name="Source_20_Text"><text:span text:style-name="T47">e</text:span></text:span></text:p>
          <text:p text:style-name="P103"><text:span text:style-name="Source_20_Text"><text:span text:style-name="T13"/></text:span></text:p>
          <text:p text:style-name="P103"><text:span text:style-name="Source_20_Text"><text:span text:style-name="T13"/></text:span></text:p>
        </text:list-item>
      </text:list>
      <text:p text:style-name="P12"><text:soft-page-break/><text:span text:style-name="Source_20_Text"><text:span text:style-name="T13">Onsdag</text:span></text:span><text:span text:style-name="Source_20_Text"><text:span text:style-name="T12"> – 1</text:span></text:span><text:span text:style-name="Source_20_Text"><text:span text:style-name="T13">6</text:span></text:span><text:span text:style-name="Source_20_Text"><text:span text:style-name="T12"> April</text:span></text:span></text:p>
      <text:list text:style-name="L16">
        <text:list-item>
          <text:p text:style-name="P104"><text:span text:style-name="Source_20_Text"><text:span text:style-name="T43">Skapat rest för invoice, implementeras patch, delete och get i frontend.</text:span></text:span></text:p>
        </text:list-item>
        <text:list-item>
          <text:p text:style-name="P104"><text:span text:style-name="Source_20_Text"><text:span text:style-name="T43">Egen vy skapad i vue.</text:span></text:span></text:p>
        </text:list-item>
      </text:list>
      <text:list text:continue-list="list3687749089" text:style-name="L15">
        <text:list-header>
          <text:p text:style-name="P102"><text:span text:style-name="Source_20_Text"><text:span text:style-name="T43"/></text:span></text:p>
        </text:list-header>
      </text:list>
      <text:list text:style-name="L17">
        <text:list-item>
          <text:p text:style-name="P105"><text:span text:style-name="Source_20_Text"><text:span text:style-name="T13">Med email ska användare kunna beställa nya fakturor till mail samt läsa nyheter</text:span></text:span></text:p>
        </text:list-item>
        <text:list-item>
          <text:p text:style-name="P106"><text:span text:style-name="Source_20_Text"><text:span text:style-name="T15">F</text:span></text:span><text:span text:style-name="Source_20_Text"><text:span text:style-name="T14">akturor behöv</text:span></text:span><text:span text:style-name="Source_20_Text"><text:span text:style-name="T15">er gå</text:span></text:span><text:span text:style-name="Source_20_Text"><text:span text:style-name="T14"> att ladda ner.</text:span></text:span></text:p>
        </text:list-item>
      </text:list>
      <text:p text:style-name="P13"><text:span text:style-name="Source_20_Text"><text:span text:style-name="T15">Torsdag – 17 April</text:span></text:span></text:p>
      <text:list text:style-name="L18">
        <text:list-item>
          <text:p text:style-name="P107"><text:span text:style-name="Source_20_Text"><text:span text:style-name="T43">Implementerat sort och filter för fakturor </text:span></text:span><text:span text:style-name="Source_20_Text"><text:span text:style-name="T46">i vue</text:span></text:span></text:p>
        </text:list-item>
        <text:list-item>
          <text:p text:style-name="P44"><text:span text:style-name="Source_20_Text"><text:span text:style-name="T62">npm i html2pdf</text:span></text:span></text:p>
        </text:list-item>
        <text:list-item>
          <text:p text:style-name="P108"><text:span text:style-name="Source_20_Text"><text:span text:style-name="T48">skapat typfil för html2pdf.d.ts</text:span></text:span></text:p>
        </text:list-item>
        <text:list-item>
          <text:p text:style-name="P108"><text:span text:style-name="Source_20_Text"><text:span text:style-name="T48">skapat specifikt filnamn</text:span></text:span></text:p>
        </text:list-item>
        <text:list-item>
          <text:p text:style-name="P109"><text:span text:style-name="Source_20_Text"><text:span text:style-name="T49">Går att ladda ner fakturor</text:span></text:span></text:p>
        </text:list-item>
        <text:list-item>
          <text:p text:style-name="P109"><text:span text:style-name="Source_20_Text"><text:span text:style-name="T49">Bygger en endpunkt i drupal för att skicka påminnelser.</text:span></text:span></text:p>
          <text:p text:style-name="P110"><text:span text:style-name="Source_20_Text"><text:span text:style-name="T50"/></text:span></text:p>
        </text:list-item>
      </text:list>
      <text:list text:style-name="L19">
        <text:list-item>
          <text:p text:style-name="P111"><text:span text:style-name="Source_20_Text"><text:span text:style-name="T50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12"><text:span text:style-name="Source_20_Text"><text:span text:style-name="T51">7. Lagt till ett fält för reminded i vue</text:span></text:span></text:p>
        </text:list-item>
      </text:list>
      <text:p text:style-name="P17"><text:span text:style-name="Source_20_Text"><text:span text:style-name="T17">Fre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7">Mån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9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6">Tis</text:span></text:span><text:span text:style-name="Source_20_Text"><text:span text:style-name="T15">dag – </text:span></text:span><text:span text:style-name="Source_20_Text"><text:span text:style-name="T16">2</text:span></text:span><text:span text:style-name="Source_20_Text"><text:span text:style-name="T17">2</text:span></text:span><text:span text:style-name="Source_20_Text"><text:span text:style-name="T15"> April</text:span></text:span></text:p>
      <text:list text:style-name="L21">
        <text:list-item>
          <text:p text:style-name="P45"><text:span text:style-name="Source_20_Text"><text:span text:style-name="T63">en ny rest för information till boende. Ombyggd data i crud för invoice samt skrivit bättre html faktura</text:span></text:span></text:p>
        </text:list-item>
        <text:list-item>
          <text:p text:style-name="P113"><text:span text:style-name="Source_20_Text"><text:span text:style-name="T52">en helt ny vy i vue för att skapa information till boenden</text:span></text:span></text:p>
        </text:list-item>
        <text:list-item>
          <text:p text:style-name="P113"><text:span text:style-name="Source_20_Text"><text:span text:style-name="T52">nyggt om content type för faktura och implementerat i frontend</text:span></text:span></text:p>
        </text:list-item>
      </text:list>
      <text:p text:style-name="P14"><text:span text:style-name="Source_20_Text"><text:span text:style-name="T15"/></text:span></text:p>
      <text:p text:style-name="P14"><text:span text:style-name="Source_20_Text"><text:span text:style-name="T17">Onsdag</text:span></text:span><text:span text:style-name="Source_20_Text"><text:span text:style-name="T15"> – </text:span></text:span><text:span text:style-name="Source_20_Text"><text:span text:style-name="T16">2</text:span></text:span><text:span text:style-name="Source_20_Text"><text:span text:style-name="T17">3</text:span></text:span><text:span text:style-name="Source_20_Text"><text:span text:style-name="T15"> April</text:span></text:span></text:p>
      <text:list text:style-name="L22">
        <text:list-item>
          <text:p text:style-name="P46"><text:span text:style-name="Source_20_Text"><text:span text:style-name="T63">ny rest backend som kan returnera realestates lista och även kunna ge information utifrån email och hyresvärd.</text:span></text:span></text:p>
        </text:list-item>
        <text:list-item>
          <text:p text:style-name="P46"><text:span text:style-name="Source_20_Text"><text:span text:style-name="T63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63"/></text:span></text:p>
      <text:p text:style-name="P15"><text:span text:style-name="Source_20_Text"><text:span text:style-name="T63"/></text:span></text:p>
      <text:p text:style-name="P14"><text:span text:style-name="Source_20_Text"><text:span text:style-name="T17">Torsd</text:span></text:span><text:span text:style-name="Source_20_Text"><text:span text:style-name="T15">ag – 2</text:span></text:span><text:span text:style-name="Source_20_Text"><text:span text:style-name="T17">4</text:span></text:span><text:span text:style-name="Source_20_Text"><text:span text:style-name="T15"> April</text:span></text:span></text:p>
      <text:p text:style-name="P18"><text:span text:style-name="Source_20_Text"><text:span text:style-name="T79">Vue</text:span></text:span></text:p>
      <text:list text:style-name="L23">
        <text:list-item>
          <text:p text:style-name="P47"><text:span text:style-name="Source_20_Text"><text:span text:style-name="T63">-Skapat errorReportService</text:span></text:span></text:p>
        </text:list-item>
        <text:list-item>
          <text:p text:style-name="P47"><text:soft-page-break/><text:span text:style-name="Source_20_Text"><text:span text:style-name="T63">-ändrat datumformat i informationService och i errorReport</text:span></text:span></text:p>
        </text:list-item>
        <text:list-item>
          <text:p text:style-name="P47"><text:span text:style-name="Source_20_Text"><text:span text:style-name="T63">-ändrat så att errorreport är relaterade till accommodation </text:span></text:span></text:p>
        </text:list-item>
        <text:list-item>
          <text:p text:style-name="P47"><text:span text:style-name="Source_20_Text"><text:span text:style-name="T63">-skapat errorReportModal med hantering</text:span></text:span></text:p>
        </text:list-item>
        <text:list-item>
          <text:p text:style-name="P47"><text:span text:style-name="Source_20_Text"><text:span text:style-name="T63">-skapat vy och formulär för felhantering</text:span></text:span></text:p>
        </text:list-item>
        <text:list-item>
          <text:p text:style-name="P47"><text:span text:style-name="Source_20_Text"><text:span text:style-name="T63">- skapat typer för felhantering</text:span></text:span></text:p>
        </text:list-item>
        <text:list-item>
          <text:p text:style-name="P47"><text:span text:style-name="Source_20_Text"><text:span text:style-name="T63">- gjort om contenttypes för invoice</text:span></text:span></text:p>
        </text:list-item>
      </text:list>
      <text:p text:style-name="P16"><text:span text:style-name="Source_20_Text"><text:span text:style-name="T64"><text:tab/></text:span></text:span></text:p>
      <text:p text:style-name="P18"><text:span text:style-name="Source_20_Text"><text:span text:style-name="T79">Drupal</text:span></text:span></text:p>
      <text:list text:style-name="L24">
        <text:list-item>
          <text:p text:style-name="P48"><text:span text:style-name="Source_20_Text"><text:span text:style-name="T78">-Skapat rest för ErrorReport i Drupal för patch, get, delete</text:span></text:span></text:p>
        </text:list-item>
        <text:list-item>
          <text:p text:style-name="P49">-Ändrat i contenttype för restinvoice</text:p>
        </text:list-item>
        <text:list-item>
          <text:p text:style-name="P49">-Skapat en Get för tenant för att gämta accommodations som tillhör en epost</text:p>
        </text:list-item>
      </text:list>
      <text:p text:style-name="P20"><text:span text:style-name="Source_20_Text"><text:span text:style-name="T17"/></text:span></text:p>
      <text:p text:style-name="P20"><text:span text:style-name="Source_20_Text"><text:span text:style-name="T18">Fre</text:span></text:span><text:span text:style-name="Source_20_Text"><text:span text:style-name="T17">d</text:span></text:span><text:span text:style-name="Source_20_Text"><text:span text:style-name="T15">ag – 2</text:span></text:span><text:span text:style-name="Source_20_Text"><text:span text:style-name="T18">5</text:span></text:span><text:span text:style-name="Source_20_Text"><text:span text:style-name="T15"> April</text:span></text:span></text:p>
      <text:p text:style-name="P19"><text:span text:style-name="Source_20_Text"><text:span text:style-name="T65">Skrivit rapport.</text:span></text:span></text:p>
      <text:p text:style-name="P19"><text:span text:style-name="Source_20_Text"><text:span text:style-name="T65"/></text:span></text:p>
      <text:p text:style-name="P20"><text:span text:style-name="Source_20_Text"><text:span text:style-name="T15">Måndag – 28 April</text:span></text:span></text:p>
      <text:list text:style-name="L25">
        <text:list-item>
          <text:p text:style-name="P50"><text:span text:style-name="Source_20_Text"><text:span text:style-name="T65">Skrivit rapport.</text:span></text:span></text:p>
        </text:list-item>
        <text:list-item>
          <text:p text:style-name="P50"><text:span text:style-name="Source_20_Text"><text:span text:style-name="T66">Kontrollerar kod inför ”code review”</text:span></text:span></text:p>
        </text:list-item>
        <text:list-item>
          <text:p text:style-name="P51"><text:span text:style-name="Source_20_Text"><text:span text:style-name="T67">Kommenterar och tar bort.</text:span></text:span></text:p>
        </text:list-item>
        <text:list-item>
          <text:p text:style-name="P52"><text:span text:style-name="Source_20_Text"><text:span text:style-name="T68">Detta gjordes i vue och drupal</text:span></text:span></text:p>
        </text:list-item>
      </text:list>
      <text:p text:style-name="P21"><text:span text:style-name="Source_20_Text"><text:span text:style-name="T68"/></text:span></text:p>
      <text:p text:style-name="P20"><text:span text:style-name="Source_20_Text"><text:span text:style-name="T19">Tisdag</text:span></text:span><text:span text:style-name="Source_20_Text"><text:span text:style-name="T15"> – 2</text:span></text:span><text:span text:style-name="Source_20_Text"><text:span text:style-name="T19">9</text:span></text:span><text:span text:style-name="Source_20_Text"><text:span text:style-name="T15"> April</text:span></text:span></text:p>
      <text:list text:style-name="L26">
        <text:list-item>
          <text:p text:style-name="P53"><text:span text:style-name="Source_20_Text"><text:span text:style-name="T67">skrivit rapport</text:span></text:span></text:p>
        </text:list-item>
        <text:list-item>
          <text:p text:style-name="P53"><text:span text:style-name="Source_20_Text"><text:span text:style-name="T67">kommenterat </text:span></text:span><text:span text:style-name="Source_20_Text"><text:span text:style-name="T69">och rensat i vue</text:span></text:span></text:p>
        </text:list-item>
        <text:list-item>
          <text:p text:style-name="P54"><text:span text:style-name="Source_20_Text"><text:span text:style-name="T69">stor ombyggnation av in och utloggning.</text:span></text:span></text:p>
        </text:list-item>
        <text:list-item>
          <text:p text:style-name="P54"><text:span text:style-name="Source_20_Text"><text:span text:style-name="T69">Ändrat i drupal så att namn istället för id returneras för relaterade bostäder till felanmälan</text:span></text:span></text:p>
        </text:list-item>
        <text:list-item>
          <text:p text:style-name="P54"><text:span text:style-name="Source_20_Text"><text:span text:style-name="T69">gjort om och troligen färdigt er-diagrammet</text:span></text:span></text:p>
        </text:list-item>
      </text:list>
      <text:p text:style-name="P22"><text:span text:style-name="Source_20_Text"><text:span text:style-name="T69"/></text:span></text:p>
      <text:p text:style-name="P20"><text:span text:style-name="Source_20_Text"><text:span text:style-name="T19">O</text:span></text:span><text:span text:style-name="Source_20_Text"><text:span text:style-name="T20">ns</text:span></text:span><text:span text:style-name="Source_20_Text"><text:span text:style-name="T19">dag – 30 April</text:span></text:span></text:p>
      <text:list text:style-name="L27">
        <text:list-item>
          <text:p text:style-name="P55"><text:span text:style-name="Source_20_Text"><text:span text:style-name="T69">-ändrat i headern igen för login ej bra ännu</text:span></text:span></text:p>
        </text:list-item>
        <text:list-item>
          <text:p text:style-name="P55"><text:span text:style-name="Source_20_Text"><text:span text:style-name="T69">-fixat visning och meddelanden vis api anrop</text:span></text:span></text:p>
        </text:list-item>
        <text:list-item>
          <text:p text:style-name="P55"><text:span text:style-name="Source_20_Text"><text:span text:style-name="T69">-fixat så fakturering vid klick samt påminnelse</text:span></text:span></text:p>
        </text:list-item>
        <text:list-item>
          <text:p text:style-name="P55"><text:span text:style-name="Source_20_Text"><text:span text:style-name="T85">-slagit ihop till en modul. hanterar nu fakureringspåminnelser och nya faktuering via endpoint</text:span></text:span></text:p>
        </text:list-item>
        <text:list-item>
          <text:p text:style-name="P55"><text:span text:style-name="Source_20_Text"><text:span text:style-name="T69"/></text:span></text:p>
        </text:list-item>
      </text:list>
      <text:p text:style-name="P23"><text:span text:style-name="Source_20_Text"><text:span text:style-name="T70"/></text:span></text:p>
      <text:p text:style-name="P23"><text:span text:style-name="Source_20_Text"><text:span text:style-name="T70">ATT GÖRA. Skapa en lokal drupal som ansluter till remote db och email. Kopiera sedan den i sin helhet till nya hosten.</text:span></text:span></text:p>
      <text:p text:style-name="P23"><text:span text:style-name="Source_20_Text"><text:span text:style-name="T70"/></text:span></text:p>
      <text:p text:style-name="P24"><text:span text:style-name="Source_20_Text"><text:span text:style-name="T21">Fre</text:span></text:span><text:span text:style-name="Source_20_Text"><text:span text:style-name="T19">dag – 0</text:span></text:span><text:span text:style-name="Source_20_Text"><text:span text:style-name="T21">2</text:span></text:span><text:span text:style-name="Source_20_Text"><text:span text:style-name="T19"> April</text:span></text:span></text:p>
      <text:list text:style-name="L28">
        <text:list-item>
          <text:p text:style-name="P114"><text:span text:style-name="Source_20_Text"><text:span text:style-name="T67">Rapportskrivning</text:span></text:span></text:p>
        </text:list-item>
      </text:list>
      <text:p text:style-name="P20"><text:span text:style-name="Source_20_Text"><text:span text:style-name="T21">Mån</text:span></text:span><text:span text:style-name="Source_20_Text"><text:span text:style-name="T19">dag – </text:span></text:span><text:span text:style-name="Source_20_Text"><text:span text:style-name="T21">05</text:span></text:span><text:span text:style-name="Source_20_Text"><text:span text:style-name="T19"> April</text:span></text:span></text:p>
      <text:list text:style-name="L29">
        <text:list-item>
          <text:p text:style-name="P115"><text:span text:style-name="Source_20_Text"><text:span text:style-name="T71">Fixat så att auto mailer endast köres en gång per dygn med cron</text:span></text:span></text:p>
        </text:list-item>
        <text:list-item>
          <text:p text:style-name="P116"><text:span text:style-name="Source_20_Text"><text:span text:style-name="T72">Hostar Vue på netlify</text:span></text:span></text:p>
        </text:list-item>
        <text:list-item>
          <text:p text:style-name="P116"><text:soft-page-break/><text:span text:style-name="Source_20_Text"><text:span text:style-name="T72">Hostar drupal på inleed</text:span></text:span></text:p>
        </text:list-item>
        <text:list-item>
          <text:p text:style-name="P116"><text:span text:style-name="Source_20_Text"><text:span text:style-name="T72">Skrivit hela förloppet i ett dokument för att skapa om och hosta drupal</text:span></text:span></text:p>
        </text:list-item>
      </text:list>
      <text:p text:style-name="P20"><text:span text:style-name="Source_20_Text"><text:span text:style-name="T22">Tis</text:span></text:span><text:span text:style-name="Source_20_Text"><text:span text:style-name="T19">dag – 0</text:span></text:span><text:span text:style-name="Source_20_Text"><text:span text:style-name="T22">6</text:span></text:span><text:span text:style-name="Source_20_Text"><text:span text:style-name="T19"> April</text:span></text:span></text:p>
      <text:list text:style-name="L30">
        <text:list-item>
          <text:p text:style-name="P56"><text:span text:style-name="Source_20_Text"><text:span text:style-name="T73">Startat Cron på webbhost genom kontaktlänk</text:span></text:span></text:p>
        </text:list-item>
        <text:list-item>
          <text:p text:style-name="P56"><text:span text:style-name="Source_20_Text"><text:span text:style-name="T73">Många fixar från toFix-listan.</text:span></text:span></text:p>
        </text:list-item>
        <text:list-item>
          <text:p text:style-name="P56"><text:span text:style-name="Source_20_Text"><text:span text:style-name="T73">Filtrering nu för alla tabellkollumner</text:span></text:span></text:p>
        </text:list-item>
        <text:list-item>
          <text:p text:style-name="P56"><text:span text:style-name="Source_20_Text"><text:span text:style-name="T73">HTML-validerat, många fixar</text:span></text:span></text:p>
        </text:list-item>
        <text:list-item>
          <text:p text:style-name="P56"><text:span text:style-name="Source_20_Text"><text:span text:style-name="T73">Mer information och bilder på startsidan</text:span></text:span></text:p>
        </text:list-item>
        <text:list-item>
          <text:p text:style-name="P56"><text:span text:style-name="Source_20_Text"><text:span text:style-name="T73">Skrivit integritetspolicy</text:span></text:span></text:p>
        </text:list-item>
        <text:list-item>
          <text:p text:style-name="P56"><text:span text:style-name="Source_20_Text"><text:span text:style-name="T73">Skrivit om oss</text:span></text:span></text:p>
        </text:list-item>
        <text:list-item>
          <text:p text:style-name="P56"><text:span text:style-name="Source_20_Text"><text:span text:style-name="T73">Mobilanpassat</text:span></text:span></text:p>
        </text:list-item>
      </text:list>
      <text:p text:style-name="P25"><text:span text:style-name="Source_20_Text"><text:span text:style-name="T73"/></text:span></text:p>
      <text:p text:style-name="P25"><text:span text:style-name="Source_20_Text"><text:span text:style-name="T73"/></text:span></text:p>
      <text:p text:style-name="P20"><text:span text:style-name="Source_20_Text"><text:span text:style-name="T22">Ons</text:span></text:span><text:span text:style-name="Source_20_Text"><text:span text:style-name="T19">dag – 0</text:span></text:span><text:span text:style-name="Source_20_Text"><text:span text:style-name="T22">7</text:span></text:span><text:span text:style-name="Source_20_Text"><text:span text:style-name="T19"> April</text:span></text:span></text:p>
      <text:list text:style-name="L31">
        <text:list-item>
          <text:p text:style-name="P57"><text:span text:style-name="Source_20_Text"><text:span text:style-name="T73">DOS-lagen (tillgänglighetsredogörelse, tester, anpassning).</text:span></text:span></text:p>
        </text:list-item>
        <text:list-item>
          <text:p text:style-name="P57"><text:span text:style-name="Source_20_Text"><text:span text:style-name="T80">Rättigheter på servern för filer ska begränsas.</text:span></text:span></text:p>
        </text:list-item>
        <text:list-item>
          <text:p text:style-name="P58"><text:span text:style-name="Source_20_Text"><text:span text:style-name="T74">Rapport</text:span></text:span></text:p>
        </text:list-item>
      </text:list>
      <text:p text:style-name="P26"><text:span text:style-name="Source_20_Text"><text:span text:style-name="T74"/></text:span></text:p>
      <text:p text:style-name="P26"><text:span text:style-name="Source_20_Text"><text:span text:style-name="T19"/></text:span></text:p>
      <text:p text:style-name="P20"><text:span text:style-name="Source_20_Text"><text:span text:style-name="T19">Torsdag – 08 April</text:span></text:span></text:p>
      <text:list text:style-name="L32">
        <text:list-item>
          <text:p text:style-name="P59"><text:span text:style-name="Source_20_Text"><text:span text:style-name="T81">R</text:span></text:span><text:span text:style-name="Source_20_Text"><text:span text:style-name="T80">apport</text:span></text:span><text:span text:style-name="Source_20_Text"><text:span text:style-name="T81">skrivning</text:span></text:span></text:p>
        </text:list-item>
        <text:list-item>
          <text:p text:style-name="P60"><text:span text:style-name="Source_20_Text"><text:span text:style-name="T81">Skickat in för feedback</text:span></text:span></text:p>
        </text:list-item>
      </text:list>
      <text:p text:style-name="P27"><text:span text:style-name="Source_20_Text"><text:span text:style-name="T81"/></text:span></text:p>
      <text:p text:style-name="P20"><text:span text:style-name="Source_20_Text"><text:span text:style-name="T23">Fre</text:span></text:span><text:span text:style-name="Source_20_Text"><text:span text:style-name="T19">dag – 0</text:span></text:span><text:span text:style-name="Source_20_Text"><text:span text:style-name="T23">9</text:span></text:span><text:span text:style-name="Source_20_Text"><text:span text:style-name="T19"> April</text:span></text:span></text:p>
      <text:list text:style-name="L33">
        <text:list-item>
          <text:p text:style-name="P61"><text:span text:style-name="Source_20_Text"><text:span text:style-name="T76">Skrivit och publicerat </text:span></text:span><text:span text:style-name="Source_20_Text"><text:span text:style-name="T73">Tillgänglighetsredogörelse</text:span></text:span></text:p>
        </text:list-item>
        <text:list-item>
          <text:p text:style-name="P62"><text:span text:style-name="Source_20_Text"><text:span text:style-name="T75">Studerat cybersäkerhet som är relevant för detta projekt </text:span></text:span><text:span text:style-name="Source_20_Text"><text:span text:style-name="T77">och l</text:span></text:span><text:span text:style-name="Source_20_Text"><text:span text:style-name="T75">ämnat in uppgift</text:span></text:span><text:span text:style-name="Source_20_Text"><text:span text:style-name="T77">en.</text:span></text:span></text:p>
        </text:list-item>
        <text:list-item>
          <text:p text:style-name="P63"><text:span text:style-name="Source_20_Text"><text:span text:style-name="T76">Testat mer på mobil. Anpassat rubriker och centreringar samt ikon.</text:span></text:span></text:p>
        </text:list-item>
        <text:list-item>
          <text:p text:style-name="P63"><text:span text:style-name="Source_20_Text"><text:span text:style-name="T76"/></text:span></text:p>
        </text:list-item>
      </text:list>
      <text:p text:style-name="P28"><text:span text:style-name="Source_20_Text"><text:span text:style-name="T76"/></text:span></text:p>
      <text:p text:style-name="P29"><text:span text:style-name="Source_20_Text"><text:span text:style-name="T24">Mån</text:span></text:span><text:span text:style-name="Source_20_Text"><text:span text:style-name="T19">dag – </text:span></text:span><text:span text:style-name="Source_20_Text"><text:span text:style-name="T24">12</text:span></text:span><text:span text:style-name="Source_20_Text"><text:span text:style-name="T19"> April</text:span></text:span></text:p>
      <text:list text:style-name="L34">
        <text:list-item>
          <text:p text:style-name="P64"><text:span text:style-name="Source_20_Text"><text:span text:style-name="T82">Code Review av min Drupal kod och projekt i helhet</text:span></text:span></text:p>
        </text:list-item>
        <text:list-item>
          <text:p text:style-name="P64"><text:span text:style-name="Source_20_Text"><text:span text:style-name="T82">Rättat i koden lite efter det</text:span></text:span></text:p>
        </text:list-item>
        <text:list-item>
          <text:p text:style-name="P64"><text:span text:style-name="Source_20_Text"><text:span text:style-name="T82">Skapat paginering för tabeller</text:span></text:span></text:p>
        </text:list-item>
        <text:list-item>
          <text:p text:style-name="P64"><text:span text:style-name="Source_20_Text"><text:span text:style-name="T82">Skapat e-post notiser vid felanmälan.</text:span></text:span></text:p>
        </text:list-item>
        <text:list-item>
          <text:p text:style-name="P65"><text:span text:style-name="Source_20_Text"><text:span text:style-name="T83">Skrivit rapport</text:span></text:span></text:p>
          <text:p text:style-name="P117"><text:span text:style-name="Source_20_Text"><text:span text:style-name="T76"/></text:span></text:p>
        </text:list-item>
      </text:list>
      <text:p text:style-name="P118"><text:span text:style-name="Source_20_Text"><text:span text:style-name="T25">Ti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5">3</text:span></text:span><text:span text:style-name="Source_20_Text"><text:span text:style-name="T19"> April</text:span></text:span></text:p>
      <text:list text:style-name="L36">
        <text:list-item>
          <text:p text:style-name="P67"><text:span text:style-name="Source_20_Text"><text:span text:style-name="T82">Ä</text:span></text:span><text:span text:style-name="Source_20_Text"><text:span text:style-name="T84">ndrat title och aria-taggar för alla knappar i vue.</text:span></text:span></text:p>
        </text:list-item>
        <text:list-item>
          <text:p text:style-name="P67"><text:span text:style-name="Source_20_Text"><text:span text:style-name="T83">Skrivit rapport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13T11:46:00.644373413</dc:date>
    <meta:editing-duration>P3DT15H57M58S</meta:editing-duration>
    <meta:editing-cycles>89</meta:editing-cycles>
    <meta:generator>LibreOffice/24.2.7.2$Linux_X86_64 LibreOffice_project/420$Build-2</meta:generator>
    <meta:document-statistic meta:table-count="0" meta:image-count="0" meta:object-count="0" meta:page-count="7" meta:paragraph-count="193" meta:word-count="1436" meta:character-count="8947" meta:non-whitespace-character-count="7803"/>
  </office:meta>
</office:document-meta>
</file>